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713" officeooo:paragraph-rsid="00138713"/>
    </style:style>
    <style:style style:name="P2" style:family="paragraph" style:parent-style-name="Standard">
      <style:text-properties officeooo:paragraph-rsid="00138713"/>
    </style:style>
    <style:style style:name="P3" style:family="paragraph" style:parent-style-name="Standard">
      <style:text-properties fo:font-size="16pt" officeooo:paragraph-rsid="00138713" style:font-size-asian="16pt" style:font-size-complex="16pt"/>
    </style:style>
    <style:style style:name="T1" style:family="text">
      <style:text-properties officeooo:rsid="001387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.<text:span text:style-name="T1">Disculpa por los errores de ortografiapero tengo mi computadira en ingles y no tengo acentos.</text:span></text:p>
      <text:p text:style-name="P2"/>
      <text:p text:style-name="P3">Conceptos</text:p>
      <text:p text:style-name="Standard"/>
      <text:p text:style-name="Standard"><text:tab/>* Variables: es una forma de nombrar algo ( puede ser cualquier simbolo letra, numero o palabra exepto las palabras clave que usa JS) alo cual se le puede asignar un valor <text:tab/><text:tab/><text:tab/> <text:s text:c="9"/>mediante elsigno '='. Ej. var vocales = 'a, e, i, o, u'.</text:p>
      <text:p text:style-name="Standard"/>
      <text:p text:style-name="Standard"><text:tab/>* Strings: es untipo de dato que basicamente es una cadena de caracteres (numeros, letras o ambos o cualquier otro signo mientras no sea palabra clave) la caracteristica es <text:s text:c="2"/><text:tab/> <text:s text:c="14"/>que van entre comas o c; omillas ( ' ', " ").</text:p>
      <text:p text:style-name="Standard"/>
      <text:p text:style-name="Standard"><text:tab/>* Funciones (argumentos, `return`): se parecen a las variables en que tambien hay que nombrarlas e invocadas, pero la diferencia radica en que mas que ser algo se utilizan <text:tab/><text:tab/><text:tab/><text:tab/><text:tab/>para realizar algo, dependiendo lo que se le indique.</text:p>
      <text:p text:style-name="Standard"/>
      <text:p text:style-name="Standard"><text:tab/>* Declaraciones `if`: es una for amde crear un flujo en la informacion mediante condiciones que si se cumplen el programa haga algo o no, dependiendo de la informacion o <text:tab/><text:tab/> <text:s text:c="22"/>datos que el programa reciba.</text:p>
      <text:p text:style-name="Standard"/>
      <text:p text:style-name="Standard">* Valores booleanos (`true`, `false`): Son los valores por defecto que usa JS para idenitficar si algo se cumple o no</text:p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7:29:19.972627362</meta:creation-date>
    <dc:date>2022-04-23T17:36:57.244492503</dc:date>
    <meta:editing-duration>PT7M40S</meta:editing-duration>
    <meta:editing-cycles>1</meta:editing-cycles>
    <meta:document-statistic meta:table-count="0" meta:image-count="0" meta:object-count="0" meta:page-count="1" meta:paragraph-count="7" meta:word-count="195" meta:character-count="1155" meta:non-whitespace-character-count="902"/>
    <meta:generator>LibreOffice/6.4.7.2$Linux_X86_64 LibreOffice_project/40$Build-2</meta:generator>
  </office:meta>
</office:document-meta>
</file>